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5in" fo:margin-right="0in" fo:margin-top="0in" fo:margin-bottom="0in" fo:line-height="100%" fo:text-indent="-0.25in" style:auto-text-indent="false"/>
    </style:style>
    <style:style style:name="P2" style:family="paragraph" style:parent-style-name="List_20_Paragraph">
      <style:paragraph-properties fo:margin-left="0.5in" fo:margin-right="0in" fo:margin-top="0in" fo:margin-bottom="0in" fo:line-height="100%" fo:text-align="center" style:justify-single-word="false" fo:text-indent="-0.25in" style:auto-text-indent="false"/>
    </style:style>
    <style:style style:name="P3" style:family="paragraph" style:parent-style-name="List_20_Paragraph" style:master-page-name="Standard">
      <style:paragraph-properties fo:margin-left="0.5in" fo:margin-right="0in" fo:margin-top="0in" fo:margin-bottom="0in" fo:line-height="100%" fo:text-align="center" style:justify-single-word="false" fo:text-indent="-0.25in" style:auto-text-indent="false" style:page-number="auto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Software Sales</text:span></text:p>
      <text:p text:style-name="P2"><text:span text:style-name="T2"/></text:p>
      <text:p text:style-name="P1"><text:span text:style-name="T2">A software company sells a package that retails for $99. Quantity discounts are</text:span></text:p>
      <text:p text:style-name="P1"><text:span text:style-name="T2">given according to the following table:</text:span></text:p>
      <text:p text:style-name="P1"><text:span text:style-name="T2">Quantity Discount</text:span></text:p>
      <text:p text:style-name="P1"><text:span text:style-name="T2">10–19 20%</text:span></text:p>
      <text:p text:style-name="P1"><text:span text:style-name="T2">20–49 30%</text:span></text:p>
      <text:p text:style-name="P1"><text:span text:style-name="T2">50–99 40%</text:span></text:p>
      <text:p text:style-name="P1"><text:span text:style-name="T2">100 or more 50%</text:span></text:p>
      <text:p text:style-name="P1"><text:span text:style-name="T2">Design a program that asks the user to enter the number of packages purchased.</text:span></text:p>
      <text:p text:style-name="P1"><text:span text:style-name="T2">The program should then display the amount of the discount (if any) and the total</text:span></text:p>
      <text:p text:style-name="P1"><text:span text:style-name="T2">amount of the purchase after the discount.</text:span></text:p>
      <text:p text:style-name="P1"><text:span text:style-name="T2"/></text:p>
      <text:p text:style-name="P1"><text:span text:style-name="T2"/></text:p>
      <text:p text:style-name="Standard"><text:span text:style-name="T1">Declare Integer numpackages</text:span></text:p>
      <text:p text:style-name="Standard"><text:span text:style-name="T1">Declare Real fprice1, fprice2, fprice3, fprice4</text:span></text:p>
      <text:p text:style-name="Standard"><text:span text:style-name="T1">Constant Integer price = 99</text:span></text:p>
      <text:p text:style-name="Standard"><text:span text:style-name="T1">Display “Please enter the number of purchased packages.”</text:span></text:p>
      <text:p text:style-name="Standard"><text:span text:style-name="T1">Input numpackages</text:span></text:p>
      <text:p text:style-name="Standard"><text:span text:style-name="T1">If numpackages &gt;= 10 AND numpackages &lt;= 19 Then</text:span></text:p>
      <text:p text:style-name="Standard"><text:span text:style-name="T1"><text:tab/>Display “Your discount is 20%”</text:span></text:p>
      <text:p text:style-name="Standard"><text:span text:style-name="T1"><text:tab/>Set fprice1 = price – ( 0.2 * price )</text:span></text:p>
      <text:p text:style-name="Standard"><text:span text:style-name="T1"><text:tab/>Display “Your total amount of purchase is $” , fprice1</text:span></text:p>
      <text:p text:style-name="Standard"><text:span text:style-name="T1">Else If numpackages &gt;= 20 AND numpackages &lt;= 49 Then</text:span></text:p>
      <text:p text:style-name="Standard"><text:span text:style-name="T1"><text:tab/>Display “Your discount is 30%”</text:span></text:p>
      <text:p text:style-name="Standard"><text:span text:style-name="T1"><text:tab/>Set fprice2 = price – ( 0.3 * price )</text:span></text:p>
      <text:p text:style-name="Standard"><text:span text:style-name="T1"><text:tab/>Display “Your total amount of purchase is $” , fprice2</text:span></text:p>
      <text:p text:style-name="Standard"><text:span text:style-name="T1">Else If numpackages &gt;= 50 AND numpackages &lt;= 99 Then</text:span></text:p>
      <text:p text:style-name="Standard"><text:span text:style-name="T1"><text:tab/>Display “Your discount is 40%”</text:span></text:p>
      <text:p text:style-name="Standard"><text:span text:style-name="T1"><text:tab/>Set fprice3 = price – ( 0.4 * price )</text:span></text:p>
      <text:p text:style-name="Standard"><text:span text:style-name="T1"><text:tab/>Display “Your total amount of purchase is $” , fprice3</text:span></text:p>
      <text:p text:style-name="Standard"><text:span text:style-name="T1">Else</text:span></text:p>
      <text:p text:style-name="Standard"><text:span text:style-name="T1"><text:tab/>Display “Your discount is 50%”</text:span></text:p>
      <text:p text:style-name="Standard"><text:span text:style-name="T1"><text:tab/>Set fprice4 = price – ( 0.5 * price )</text:span></text:p>
      <text:p text:style-name="Standard"><text:span text:style-name="T1"><text:tab/>Display “Your total amount of purchase is $” , fprice4</text:span></text:p>
      <text:p text:style-name="Standard"><text:span text:style-name="T1">End I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S</meta:editing-duration>
    <meta:editing-cycles>3</meta:editing-cycles>
    <meta:generator>OpenOffice/4.1.3$Win32 OpenOffice.org_project/413m1$Build-9783</meta:generator>
    <dc:date>2017-06-13T12:38:30.49</dc:date>
    <meta:document-statistic meta:table-count="0" meta:image-count="0" meta:object-count="0" meta:page-count="1" meta:paragraph-count="33" meta:word-count="225" meta:character-count="1223"/>
    <meta:user-defined meta:name="Info 1"/>
    <meta:user-defined meta:name="Info 2"/>
    <meta:user-defined meta:name="Info 3"/>
    <meta:user-defined meta:name="Info 4"/>
  </office:meta>
</office:document-meta>
</file>